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572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14 kWh</text:p>
          </table:table-cell>
          <table:table-cell office:value-type="float" office:value="1351.32" calcext:value-type="float">
            <text:p>1351.32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10.77" calcext:value-type="float">
            <text:p>10.77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1088.06" calcext:value-type="float">
            <text:p>1088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23 kWh</text:p>
          </table:table-cell>
          <table:table-cell office:value-type="float" office:value="1411.85" calcext:value-type="float">
            <text:p>1411.8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1.39" calcext:value-type="float">
            <text:p>11.39</text:p>
          </table:table-cell>
          <table:table-cell office:value-type="float" office:value="-439.85" calcext:value-type="float">
            <text:p>-439.85</text:p>
          </table:table-cell>
          <table:table-cell office:value-type="string" calcext:value-type="string">
            <text:p>T-J</text:p>
          </table:table-cell>
          <table:table-cell office:value-type="float" office:value="1150.39" calcext:value-type="float">
            <text:p>1150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50 kWh</text:p>
          </table:table-cell>
          <table:table-cell office:value-type="float" office:value="1601.48" calcext:value-type="float">
            <text:p>1601.48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3.3" calcext:value-type="float">
            <text:p>13.3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343.07" calcext:value-type="float">
            <text:p>1343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29 kWh</text:p>
          </table:table-cell>
          <table:table-cell office:value-type="float" office:value="1443.13" calcext:value-type="float">
            <text:p>1443.1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1.72" calcext:value-type="float">
            <text:p>11.72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184.21" calcext:value-type="float">
            <text:p>1184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58 kWh</text:p>
          </table:table-cell>
          <table:table-cell office:value-type="float" office:value="1645.53" calcext:value-type="float">
            <text:p>1645.53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13.76" calcext:value-type="float">
            <text:p>13.76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389.79" calcext:value-type="float">
            <text:p>1389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50 kWh</text:p>
          </table:table-cell>
          <table:table-cell office:value-type="float" office:value="1581.3" calcext:value-type="float">
            <text:p>1581.3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3.13" calcext:value-type="float">
            <text:p>13.13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325.99" calcext:value-type="float">
            <text:p>1325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50 kWh</text:p>
          </table:table-cell>
          <table:table-cell office:value-type="float" office:value="1575.1" calcext:value-type="float">
            <text:p>1575.1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13.08" calcext:value-type="float">
            <text:p>13.08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320.85" calcext:value-type="float">
            <text:p>1320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53 kWh</text:p>
          </table:table-cell>
          <table:table-cell office:value-type="float" office:value="1589.97" calcext:value-type="float">
            <text:p>1589.97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3.24" calcext:value-type="float">
            <text:p>13.24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337.03" calcext:value-type="float">
            <text:p>1337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51 kWh</text:p>
          </table:table-cell>
          <table:table-cell office:value-type="float" office:value="1545.54" calcext:value-type="float">
            <text:p>1545.54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2.9" calcext:value-type="float">
            <text:p>12.9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302.54" calcext:value-type="float">
            <text:p>1302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81 kWh</text:p>
          </table:table-cell>
          <table:table-cell office:value-type="float" office:value="1735.5" calcext:value-type="float">
            <text:p>1735.5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4.82" calcext:value-type="float">
            <text:p>14.82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496.34" calcext:value-type="float">
            <text:p>1496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31 kWh</text:p>
          </table:table-cell>
          <table:table-cell office:value-type="float" office:value="1385.58" calcext:value-type="float">
            <text:p>1385.58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11.33" calcext:value-type="float">
            <text:p>11.33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143.92" calcext:value-type="float">
            <text:p>1143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12 kWh</text:p>
          </table:table-cell>
          <table:table-cell office:value-type="float" office:value="1224.9" calcext:value-type="float">
            <text:p>1224.9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9.73" calcext:value-type="float">
            <text:p>9.73</text:p>
          </table:table-cell>
          <table:table-cell office:value-type="float" office:value="-413.09" calcext:value-type="float">
            <text:p>-413.09</text:p>
          </table:table-cell>
          <table:table-cell office:value-type="string" calcext:value-type="string">
            <text:p>T-J</text:p>
          </table:table-cell>
          <table:table-cell office:value-type="float" office:value="982.69" calcext:value-type="float">
            <text:p>982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13:25.387000000</meta:creation-date>
    <dc:date>2018-03-26T20:15:28.647000000</dc:date>
    <meta:editing-duration>PT2M3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